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965c" officeooo:paragraph-rsid="0018965c"/>
    </style:style>
    <style:style style:name="P2" style:family="paragraph" style:parent-style-name="Standard">
      <style:text-properties officeooo:rsid="001ae840" officeooo:paragraph-rsid="001ae840"/>
    </style:style>
    <style:style style:name="T1" style:family="text">
      <style:text-properties officeooo:rsid="0019351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A recent heated exchange emerge on the dynamic of local species richness. In other words if you track the number of species, say plants, in a specific meadow over 20 years, does this species number go up, down or stay the same? </text:p>
      <text:p text:style-name="P1"/>
      <text:p text:style-name="P1">Until recently we had no information on these dynamics, most studies <text:span text:style-name="T1">to this date have been </text:span>using so-called space-for-time design <text:span text:style-name="T1">to mimic the temporal dynamic. This can be illustrated as c</text:span>omparing the species richness of a protected meadow vs the species richness of a nearby <text:span text:style-name="T1">city that was previously a meadow. The key points there is in finding proper reference points for local habitats that experienced changes or are currently under pressure. Two recent influential papers (Vellend 2014 and Dornelas 2014) looked instead at the temporal dynamics of species richness in a large number of sites worldwide tracking richness values within each single sites. Both studies found no detectable changes in local species richness over time, this goes against some of the current crisis narrative of biological conservation and so sparked quite some heated debate. </text:span></text:p>
      <text:p text:style-name="P1"/>
      <text:p text:style-name="P2">In this post I would like to retrace the main points of the papers that have been published until now on this debate and end up with some of my own opinions (for what they are worth …)</text:p>
      <text:p text:style-name="P2"/>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onel Hertzog</meta:initial-creator>
    <meta:creation-date>2018-03-28T13:40:09.021392248</meta:creation-date>
    <dc:date>2018-03-28T13:58:37.371871139</dc:date>
    <dc:creator>Lionel Hertzog</dc:creator>
    <meta:editing-duration>PT18M28S</meta:editing-duration>
    <meta:editing-cycles>3</meta:editing-cycles>
    <meta:generator>LibreOffice/5.1.6.2$Linux_X86_64 LibreOffice_project/10m0$Build-2</meta:generator>
    <meta:document-statistic meta:table-count="0" meta:image-count="0" meta:object-count="0" meta:page-count="1" meta:paragraph-count="3" meta:word-count="215" meta:character-count="1272" meta:non-whitespace-character-count="1058"/>
  </office:meta>
</office:document-meta>
</file>